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Bitter" svg:font-family="Bitter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197cm" draw:marker-end-width="0.197cm" draw:stroke-linejoin="miter" draw:fill="none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2cm" svg:stroke-color="#000000" draw:stroke-linejoin="miter" draw:fill="none" fo:padding-top="0.135cm" fo:padding-bottom="0.135cm" fo:padding-left="0.26cm" fo:padding-right="0.26cm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7.82cm" fo:min-width="24.67cm" fo:padding-top="0.134cm" fo:padding-bottom="0.134cm" fo:padding-left="0.259cm" fo:padding-right="0.259cm"/>
    </style:style>
    <style:style style:name="gr5" style:family="graphic" style:parent-style-name="measure" style:list-style-name="L1">
      <style:graphic-properties draw:marker-start="Short_20_line_20_Arrow" draw:marker-end="Short_20_line_20_Arrow" draw:textarea-vertical-align="middle"/>
    </style:style>
    <style:style style:name="gr6" style:family="graphic" style:parent-style-name="measure" style:list-style-name="L1">
      <style:graphic-properties draw:marker-start="Short_20_line_20_Arrow" draw:marker-end="Short_20_line_20_Arrow" draw:textarea-vertical-align="middle"/>
    </style:style>
    <style:style style:name="gr7" style:family="graphic" style:parent-style-name="measure" style:list-style-name="L1">
      <style:graphic-properties draw:marker-start="Short_20_line_20_Arrow" draw:marker-end="Short_20_line_20_Arrow" draw:textarea-vertical-align="middle"/>
    </style:style>
    <style:style style:name="gr8" style:family="graphic" style:parent-style-name="measure" style:list-style-name="L1">
      <style:graphic-properties draw:textarea-vertical-align="middle" draw:line-distance="0.4cm"/>
    </style:style>
    <style:style style:name="gr9" style:family="graphic" style:parent-style-name="standard">
      <style:graphic-properties draw:stroke="solid" svg:stroke-width="0.024cm" svg:stroke-color="#ed1d24" draw:stroke-linejoin="miter" draw:fill="none" fo:padding-top="0.137cm" fo:padding-bottom="0.137cm" fo:padding-left="0.262cm" fo:padding-right="0.262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6.66cm" fo:min-width="23.5cm" fo:padding-top="0.134cm" fo:padding-bottom="0.134cm" fo:padding-left="0.259cm" fo:padding-right="0.259cm"/>
    </style:style>
    <style:style style:name="gr11" style:family="graphic" style:parent-style-name="measure" style:list-style-name="L1">
      <style:graphic-properties draw:marker-start="Short_20_line_20_Arrow" draw:marker-end="Short_20_line_20_Arrow" draw:textarea-vertical-align="middle" draw:line-distance="0.3cm"/>
    </style:style>
    <style:style style:name="gr12" style:family="graphic" style:parent-style-name="measure" style:list-style-name="L1">
      <style:graphic-properties draw:marker-start="Short_20_line_20_Arrow" draw:marker-end="Short_20_line_20_Arrow" draw:textarea-vertical-align="middle" draw:line-distance="0.4cm"/>
    </style:style>
    <style:style style:name="gr13" style:family="graphic" style:parent-style-name="measure" style:list-style-name="L1">
      <style:graphic-properties draw:marker-start="Short_20_line_20_Arrow" draw:marker-end="Short_20_line_20_Arrow" draw:textarea-vertical-align="middle"/>
    </style:style>
    <style:style style:name="gr14" style:family="graphic" style:parent-style-name="measure" style:list-style-name="L1">
      <style:graphic-properties draw:marker-start="Short_20_line_20_Arrow" draw:marker-end="Short_20_line_20_Arrow" draw:textarea-vertical-align="middle" draw:line-distance="0.3cm"/>
    </style:style>
    <style:style style:name="gr15" style:family="graphic" style:parent-style-name="measure" style:list-style-name="L1">
      <style:graphic-properties draw:marker-start="Short_20_line_20_Arrow" draw:marker-end="Short_20_line_20_Arrow" draw:textarea-vertical-align="middle" draw:line-distance="0.4cm"/>
    </style:style>
    <style:style style:name="gr16" style:family="graphic" style:parent-style-name="measure" style:list-style-name="L1">
      <style:graphic-properties draw:marker-start="Short_20_line_20_Arrow" draw:marker-end="Short_20_line_20_Arrow" draw:textarea-vertical-align="middle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7.82cm" fo:min-width="24.67cm" fo:padding-top="0.134cm" fo:padding-bottom="0.134cm" fo:padding-left="0.259cm" fo:padding-right="0.259cm" draw:shadow="hidden"/>
    </style:style>
    <style:style style:name="gr1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4.994cm" fo:min-width="23.554cm" fo:padding-top="0.134cm" fo:padding-bottom="0.134cm" fo:padding-left="0.259cm" fo:padding-right="0.259cm"/>
    </style:style>
    <style:style style:name="gr19" style:family="graphic" style:parent-style-name="standard">
      <style:graphic-properties draw:textarea-horizontal-align="justify" draw:textarea-vertical-align="middle" draw:auto-grow-height="false" fo:min-height="6.75cm" fo:min-width="4.5cm"/>
    </style:style>
    <style:style style:name="gr20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6600ff" draw:fill-color="#ffffff" draw:textarea-horizontal-align="justify" draw:textarea-vertical-align="middle" draw:auto-grow-height="false" fo:min-height="0.74cm" fo:min-width="0.1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865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1.35cm" fo:min-width="1.1cm"/>
    </style:style>
    <style:style style:name="gr24" style:family="graphic" style:parent-style-name="objectwithoutfill">
      <style:graphic-properties svg:stroke-color="#ff3333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424cm"/>
    </style:style>
    <style:style style:name="gr26" style:family="graphic" style:parent-style-name="measure">
      <style:graphic-properties draw:textarea-vertical-align="middle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.3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3.1cm"/>
    </style:style>
    <style:style style:name="gr29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45cm" fo:min-width="4.8cm"/>
    </style:style>
    <style:style style:name="gr30" style:family="graphic" style:parent-style-name="standard">
      <style:graphic-properties draw:stroke="none" svg:stroke-color="#000000" draw:fill="none" draw:fill-color="#ffffff" fo:min-height="0.239cm"/>
    </style:style>
    <style:style style:name="gr31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0.45cm" fo:min-width="4.8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6pt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font-size="6pt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Bitter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color="#ffffff" style:font-name="Courier1" fo:font-size="8pt" fo:background-color="transparen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 draw:opacity="100%"/>
      <style:paragraph-properties fo:text-align="center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P16" style:family="paragraph">
      <loext:graphic-properties draw:fill="solid" draw:fill-color="#000000" draw:opacity="10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Bitter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Bitter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Courier1" fo:font-size="10.5pt" fo:background-color="transparent" style:font-size-asian="10.5pt" style:font-size-complex="10.5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op plate" draw:style-name="dp1" draw:master-page-name="Default">
        <draw:polygon draw:style-name="gr1" draw:text-style-name="P1" draw:layer="layout" svg:width="1.56cm" svg:height="1.4cm" svg:x="0.8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2.7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4.6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6.5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8.4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10.3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12.2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14.1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16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17.9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19.8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21.7cm" svg:y="0.8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2" draw:text-style-name="P1" draw:layer="layout" svg:width="1.56cm" svg:height="1.4cm" svg:x="23.6cm" svg:y="0.8cm" svg:viewBox="0 0 1561 1401" draw:points="80,0 80,100 0,100 0,410 80,410 80,991 0,991 0,1301 80,1301 80,1401 1481,1401 1481,1301 1561,1301 1561,991 1481,991 1481,410 1561,410 1561,100 1481,100 1481,0">
          <text:p/>
        </draw:polygon>
        <draw:custom-shape draw:style-name="gr3" draw:text-style-name="P2" draw:layer="layout" svg:width="0.22cm" svg:height="0.22cm" svg:x="12.79cm" svg:y="8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2cm" svg:height="0.22cm" svg:x="0.39cm" svg:y="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5.4cm" svg:height="8.3cm" svg:x="0.2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44.8818897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2cm" svg:height="0.22cm" svg:x="25.19cm" svg:y="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2cm" svg:height="0.22cm" svg:x="25.19cm" svg:y="8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" draw:text-style-name="P1" draw:layer="layout" svg:width="1.56cm" svg:height="1.4cm" svg:x="0.8cm" svg:y="2.7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0.8cm" svg:y="4.6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0.8cm" svg:y="6.5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2.7cm" svg:y="2.699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2.7cm" svg:y="4.599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2.7cm" svg:y="6.499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4.6cm" svg:y="2.7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4.6cm" svg:y="4.6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4.6cm" svg:y="6.5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6.5cm" svg:y="2.7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6.5cm" svg:y="4.6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6.5cm" svg:y="6.5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8.4cm" svg:y="2.7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8.4cm" svg:y="4.6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8.4cm" svg:y="6.5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0.3cm" svg:y="2.7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0.3cm" svg:y="4.6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0.3cm" svg:y="6.5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2.2cm" svg:y="2.702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2.2cm" svg:y="4.602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2.2cm" svg:y="6.502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4.1cm" svg:y="2.7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4.1cm" svg:y="4.6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4.1cm" svg:y="6.5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6cm" svg:y="2.7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6cm" svg:y="4.6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6cm" svg:y="6.5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7.9cm" svg:y="2.7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7.9cm" svg:y="4.6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7.9cm" svg:y="6.5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9.8cm" svg:y="2.7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9.8cm" svg:y="4.6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19.8cm" svg:y="6.5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21.7cm" svg:y="2.702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21.7cm" svg:y="4.602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21.7cm" svg:y="6.502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23.6cm" svg:y="2.7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23.6cm" svg:y="4.601cm" svg:viewBox="0 0 1561 1401" draw:points="80,0 80,100 0,100 0,410 80,410 80,991 0,991 0,1301 80,1301 80,1401 1481,1401 1481,1301 1561,1301 1561,991 1481,991 1481,410 1561,410 1561,100 1481,100 1481,0">
          <text:p/>
        </draw:polygon>
        <draw:polygon draw:style-name="gr1" draw:text-style-name="P1" draw:layer="layout" svg:width="1.56cm" svg:height="1.4cm" svg:x="23.6cm" svg:y="6.501cm" svg:viewBox="0 0 1561 1401" draw:points="80,0 80,100 0,100 0,410 80,410 80,991 0,991 0,1301 80,1301 80,1401 1481,1401 1481,1301 1561,1301 1561,991 1481,991 1481,410 1561,410 1561,100 1481,100 1481,0">
          <text:p/>
        </draw:polygon>
        <draw:measure draw:style-name="gr5" draw:text-style-name="P3" draw:layer="measurelines" svg:x1="0.5cm" svg:y1="0.201cm" svg:x2="0.5cm" svg:y2="0.801cm">
          <text:p text:style-name="P3"><text:span text:style-name="T1"><text:measure text:kind="gap"/></text:span><text:span text:style-name="T1"><text:measure text:kind="value">0.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3" draw:layer="measurelines" svg:x1="0.199cm" svg:y1="1.9cm" svg:x2="0.799cm" svg:y2="1.9cm">
          <text:p text:style-name="P3"><text:span text:style-name="T1"><text:measure text:kind="gap"/></text:span><text:span text:style-name="T1"><text:measure text:kind="value">0.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3" draw:layer="measurelines" svg:x1="0.5cm" svg:y1="7.901cm" svg:x2="0.5cm" svg:y2="8.501cm">
          <text:p text:style-name="P3"><text:span text:style-name="T1"><text:measure text:kind="gap"/></text:span><text:span text:style-name="T1"><text:measure text:kind="value">0.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3" draw:text-style-name="P2" draw:layer="layout" svg:width="0.22cm" svg:height="0.22cm" svg:x="12.79cm" svg:y="0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2cm" svg:height="0.22cm" svg:x="0.39cm" svg:y="8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" draw:text-style-name="P3" draw:layer="measurelines" svg:x1="0.8cm" svg:y1="3.8cm" svg:x2="2.7cm" svg:y2="3.8cm">
          <text:p text:style-name="P3"><text:span text:style-name="T1"><text:measure text:kind="gap"/></text:span><text:span text:style-name="T1"><text:measure text:kind="value">1.9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polygon draw:style-name="gr9" draw:text-style-name="P1" draw:layer="layout" svg:width="1.749cm" svg:height="1.749cm" svg:x="0.7cm" svg:y="0.7cm" svg:viewBox="0 0 1750 1750" draw:points="0,0 1750,0 1750,1588 1738,1593 1618,1635 1496,1670 1372,1699 1246,1722 1119,1738 992,1747 865,1750 737,1746 610,1736 484,1719 359,1695 234,1665 113,1628 0,1588">
          <text:p/>
        </draw:polygon>
        <draw:polygon draw:style-name="gr9" draw:text-style-name="P1" draw:layer="layout" svg:width="1.749cm" svg:height="1.749cm" svg:x="2.6cm" svg:y="0.7cm" svg:viewBox="0 0 1750 1750" draw:points="0,0 1750,0 1750,1588 1738,1593 1618,1635 1496,1670 1372,1699 1246,1722 1119,1738 992,1747 865,1750 737,1746 610,1736 484,1719 359,1695 234,1665 113,1628 0,1588">
          <text:p/>
        </draw:polygon>
      </draw:page>
      <draw:page draw:name="Top - 1 wall" draw:style-name="dp1" draw:master-page-name="Default">
        <draw:custom-shape draw:style-name="gr3" draw:text-style-name="P2" draw:layer="layout" svg:width="0.33cm" svg:height="0.33cm" svg:x="12.74cm" svg:y="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0.34cm" svg:y="0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5.4cm" svg:height="8.3cm" svg:x="0.202cm" svg:y="0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44.8818897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33cm" svg:height="0.33cm" svg:x="25.14cm" svg:y="0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25.14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12.74cm" svg:y="0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cm" svg:height="0.33cm" svg:x="0.34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4.2cm" svg:height="7.11cm" svg:x="0.8cm" svg:y="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1" draw:text-style-name="P3" draw:layer="measurelines" svg:x1="1.1cm" svg:y1="0.2cm" svg:x2="1.1cm" svg:y2="0.801cm">
          <text:p text:style-name="P3"><text:span text:style-name="T1"><text:measure text:kind="gap"/></text:span><text:span text:style-name="T1"><text:measure text:kind="value">0.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2" draw:text-style-name="P3" draw:layer="measurelines" svg:x1="0.201cm" svg:y1="1.7cm" svg:x2="0.801cm" svg:y2="1.7cm">
          <text:p text:style-name="P3"><text:span text:style-name="T1"><text:measure text:kind="gap"/></text:span><text:span text:style-name="T1"><text:measure text:kind="value">0.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3" draw:text-style-name="P3" draw:layer="measurelines" svg:x1="1.7cm" svg:y1="0.8cm" svg:x2="1.7cm" svg:y2="7.9cm">
          <text:p text:style-name="P3"><text:span text:style-name="T1"><text:measure text:kind="gap"/></text:span><text:span text:style-name="T1"><text:measure text:kind="value">7.1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  <draw:page draw:name="Top wall" draw:style-name="dp1" draw:master-page-name="Default">
        <draw:custom-shape draw:style-name="gr3" draw:text-style-name="P2" draw:layer="layout" svg:width="0.33cm" svg:height="0.33cm" svg:x="12.74cm" svg:y="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0.34cm" svg:y="0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5.4cm" svg:height="8.3cm" svg:x="0.202cm" svg:y="0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44.8818897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33cm" svg:height="0.33cm" svg:x="25.14cm" svg:y="0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25.14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12.74cm" svg:y="0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cm" svg:height="0.33cm" svg:x="0.34cm" svg:y="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4.2cm" svg:height="7.11cm" svg:x="0.8cm" svg:y="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44.8818897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4" draw:text-style-name="P3" draw:layer="measurelines" svg:x1="1.1cm" svg:y1="0.2cm" svg:x2="1.1cm" svg:y2="0.801cm">
          <text:p text:style-name="P3"><text:span text:style-name="T1"><text:measure text:kind="gap"/></text:span><text:span text:style-name="T1"><text:measure text:kind="value">0.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5" draw:text-style-name="P3" draw:layer="measurelines" svg:x1="0.201cm" svg:y1="1.7cm" svg:x2="0.801cm" svg:y2="1.7cm">
          <text:p text:style-name="P3"><text:span text:style-name="T1"><text:measure text:kind="gap"/></text:span><text:span text:style-name="T1"><text:measure text:kind="value">0.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6" draw:text-style-name="P3" draw:layer="measurelines" svg:x1="1.7cm" svg:y1="0.8cm" svg:x2="1.7cm" svg:y2="7.9cm">
          <text:p text:style-name="P3"><text:span text:style-name="T1"><text:measure text:kind="gap"/></text:span><text:span text:style-name="T1"><text:measure text:kind="value">7.1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  <draw:page draw:name="perfoboard holder" draw:style-name="dp1" draw:master-page-name="Default">
        <draw:custom-shape draw:style-name="gr3" draw:text-style-name="P2" draw:layer="layout" svg:width="0.33cm" svg:height="0.33cm" svg:x="12.742cm" svg:y="8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0.342cm" svg:y="0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25.142cm" svg:y="0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25.142cm" svg:y="8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12.742cm" svg:y="0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cm" svg:height="0.33cm" svg:x="0.342cm" svg:y="8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7" draw:text-style-name="P2" draw:layer="layout" svg:width="0cm" svg:height="0cm" svg:x="0.204cm" svg:y="0.204cm" svg:viewBox="0 0 0 0" draw:points="0,0">
          <text:p/>
        </draw:polygon>
        <draw:polygon draw:style-name="gr17" draw:text-style-name="P2" draw:layer="layout" svg:width="0cm" svg:height="0cm" svg:x="25.605cm" svg:y="8.505cm" svg:viewBox="0 0 0 0" draw:points="0,0">
          <text:p/>
        </draw:polygon>
        <draw:custom-shape draw:style-name="gr4" draw:text-style-name="P2" draw:layer="layout" svg:width="25.4cm" svg:height="8.3cm" svg:x="0.203cm" svg:y="0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44.8818897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4.21cm" svg:height="5.4cm" svg:x="0.8cm" svg:y="1.6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44.8818897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5" draw:layer="layout" svg:width="5cm" svg:height="7cm" svg:x="-5.9cm" svg:y="0.9cm">
            <text:p text:style-name="P4"><text:span text:style-name="T2">Perfbo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0.3cm" svg:height="0.3cm" svg:x="-5.7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0.3cm" svg:height="0.3cm" svg:x="-1.4cm" svg:y="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0.3cm" svg:height="0.3cm" svg:x="-5.699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6" draw:layer="layout" svg:width="0.3cm" svg:height="0.3cm" svg:x="-1.4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0.3cm" svg:height="0.3cm" svg:x="3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7.3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7.3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8.5cm" svg:y="1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2.8cm" svg:y="1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8.5cm" svg:y="7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2.8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4cm" svg:y="1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8.3cm" svg:y="1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4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8.3cm" svg:y="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9.5cm" svg:y="1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23.8cm" svg:y="1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19.5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cm" svg:height="0.3cm" svg:x="23.8cm" svg:y="7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Bottom wall" draw:style-name="dp1" draw:master-page-name="Default">
        <draw:custom-shape draw:style-name="gr3" draw:text-style-name="P2" draw:layer="layout" svg:width="0.33cm" svg:height="0.33cm" svg:x="12.741cm" svg:y="8.0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0.341cm" svg:y="0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25.141cm" svg:y="0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25.141cm" svg:y="8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3cm" svg:height="0.33cm" svg:x="12.741cm" svg:y="0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4cm" svg:height="0.33cm" svg:x="0.341cm" svg:y="8.0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7" draw:text-style-name="P2" draw:layer="layout" svg:width="0cm" svg:height="0cm" svg:x="0.203cm" svg:y="0.203cm" svg:viewBox="0 0 0 0" draw:points="0,0">
          <text:p/>
        </draw:polygon>
        <draw:polygon draw:style-name="gr17" draw:text-style-name="P2" draw:layer="layout" svg:width="0cm" svg:height="0cm" svg:x="25.604cm" svg:y="8.504cm" svg:viewBox="0 0 0 0" draw:points="0,0">
          <text:p/>
        </draw:polygon>
        <draw:custom-shape draw:style-name="gr21" draw:text-style-name="P7" draw:layer="layout" svg:width="0.6cm" svg:height="0.99cm" svg:x="0.2cm" svg:y="3.85cm">
          <text:p text:style-name="P4"><text:span text:style-name="T2">US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5.4cm" svg:height="8.3cm" svg:x="0.203cm" svg:y="0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44.8818897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4.2cm" svg:height="7.11cm" svg:x="0.801cm" svg:y="0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44.8818897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Bottom plate" draw:style-name="dp1" draw:master-page-name="Default">
        <draw:custom-shape draw:style-name="gr3" draw:text-style-name="P2" draw:layer="layout" svg:width="0.22cm" svg:height="0.22cm" svg:x="12.791cm" svg:y="8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2cm" svg:height="0.22cm" svg:x="0.391cm" svg:y="0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5.4cm" svg:height="8.3cm" svg:x="0.201cm" svg:y="0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44.88188976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2cm" svg:height="0.22cm" svg:x="25.191cm" svg:y="0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2cm" svg:height="0.22cm" svg:x="25.191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2cm" svg:height="0.22cm" svg:x="12.791cm" svg:y="0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2cm" svg:height="0.22cm" svg:x="0.391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6.3cm" svg:height="1.115cm" draw:transform="rotate (-3.14159265358979) translate (24.9cm 2.215cm)">
          <draw:text-box>
            <text:p text:style-name="P8"><text:span text:style-name="T3">[</text:span><text:span text:style-name="T4">M0DE</text:span><text:span text:style-name="T3">]KEYBOARD</text:span></text:p>
          </draw:text-box>
        </draw:frame>
      </draw:page>
      <draw:page draw:name="Labels" draw:style-name="dp1" draw:master-page-name="Default">
        <draw:polygon draw:style-name="gr9" draw:text-style-name="P1" draw:layer="layout" svg:width="1.749cm" svg:height="1.749cm" svg:x="0.6cm" svg:y="0.6cm" svg:viewBox="0 0 1750 1750" draw:points="0,0 1750,0 1750,1588 1738,1593 1618,1635 1496,1670 1372,1699 1246,1722 1119,1738 992,1747 865,1750 737,1746 610,1736 484,1719 359,1695 234,1665 113,1628 0,1588">
          <text:p/>
        </draw:polygon>
        <draw:custom-shape draw:style-name="gr23" draw:text-style-name="P10" draw:layer="layout" svg:width="1.6cm" svg:height="1.6cm" svg:x="5cm" svg:y="0.5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4.7cm" svg:y1="1.1cm" svg:x2="6.9cm" svg:y2="1.1cm">
          <text:p/>
        </draw:line>
        <draw:line draw:style-name="gr24" draw:text-style-name="P2" draw:layer="layout" svg:x1="6.4cm" svg:y1="0.3cm" svg:x2="6.4cm" svg:y2="2.6cm">
          <text:p/>
        </draw:line>
        <draw:line draw:style-name="gr24" draw:text-style-name="P2" draw:layer="layout" svg:x1="4.7cm" svg:y1="0.6cm" svg:x2="6.9cm" svg:y2="0.6cm">
          <text:p/>
        </draw:line>
        <draw:line draw:style-name="gr24" draw:text-style-name="P2" draw:layer="layout" svg:x1="4.7cm" svg:y1="0.7cm" svg:x2="6.9cm" svg:y2="0.7cm">
          <text:p/>
        </draw:line>
        <draw:line draw:style-name="gr24" draw:text-style-name="P2" draw:layer="layout" svg:x1="5.2cm" svg:y1="0.3cm" svg:x2="5.2cm" svg:y2="2.6cm">
          <text:p/>
        </draw:line>
        <draw:line draw:style-name="gr24" draw:text-style-name="P2" draw:layer="layout" svg:x1="5.65cm" svg:y1="0.3cm" svg:x2="5.65cm" svg:y2="2.6cm">
          <text:p/>
        </draw:line>
        <draw:line draw:style-name="gr24" draw:text-style-name="P2" draw:layer="layout" svg:x1="5.95cm" svg:y1="0.3cm" svg:x2="5.95cm" svg:y2="2.6cm">
          <text:p/>
        </draw:line>
        <draw:frame draw:style-name="gr25" draw:text-style-name="P11" draw:layer="layout" svg:width="1cm" svg:height="0.674cm" svg:x="4.95cm" svg:y="0.5cm">
          <draw:text-box>
            <text:p><text:span text:style-name="T5">nm</text:span></text:p>
          </draw:text-box>
        </draw:frame>
        <draw:frame draw:style-name="gr25" draw:text-style-name="P11" draw:layer="layout" svg:width="1cm" svg:height="0.674cm" svg:x="5.7cm" svg:y="0.5cm">
          <draw:text-box>
            <text:p><text:span text:style-name="T5">kb</text:span></text:p>
          </draw:text-box>
        </draw:frame>
        <draw:custom-shape draw:style-name="gr23" draw:text-style-name="P10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line draw:style-name="gr24" draw:text-style-name="P2" draw:layer="layout" svg:x1="4.7cm" svg:y1="4.4cm" svg:x2="6.9cm" svg:y2="4.4cm">
          <text:p/>
        </draw:line>
        <draw:line draw:style-name="gr24" draw:text-style-name="P2" draw:layer="layout" svg:x1="6.4cm" svg:y1="3.6cm" svg:x2="6.4cm" svg:y2="5.9cm">
          <text:p/>
        </draw:line>
        <draw:line draw:style-name="gr24" draw:text-style-name="P2" draw:layer="layout" svg:x1="4.7cm" svg:y1="3.9cm" svg:x2="6.9cm" svg:y2="3.9cm">
          <text:p/>
        </draw:line>
        <draw:line draw:style-name="gr24" draw:text-style-name="P2" draw:layer="layout" svg:x1="4.7cm" svg:y1="4cm" svg:x2="6.9cm" svg:y2="4cm">
          <text:p/>
        </draw:line>
        <draw:line draw:style-name="gr24" draw:text-style-name="P2" draw:layer="layout" svg:x1="5.2cm" svg:y1="3.6cm" svg:x2="5.2cm" svg:y2="5.9cm">
          <text:p/>
        </draw:line>
        <draw:line draw:style-name="gr24" draw:text-style-name="P2" draw:layer="layout" svg:x1="5.65cm" svg:y1="3.6cm" svg:x2="5.65cm" svg:y2="5.9cm">
          <text:p/>
        </draw:line>
        <draw:line draw:style-name="gr24" draw:text-style-name="P2" draw:layer="layout" svg:x1="5.95cm" svg:y1="3.6cm" svg:x2="5.95cm" svg:y2="5.9cm">
          <text:p/>
        </draw:line>
        <draw:frame draw:style-name="gr25" draw:text-style-name="P11" draw:layer="layout" svg:width="1cm" svg:height="0.674cm" svg:x="4.95cm" svg:y="3.8cm">
          <draw:text-box>
            <text:p><text:span text:style-name="T5">NM</text:span></text:p>
          </draw:text-box>
        </draw:frame>
        <draw:frame draw:style-name="gr25" draw:text-style-name="P11" draw:layer="layout" svg:width="1cm" svg:height="0.674cm" svg:x="5.7cm" svg:y="3.8cm">
          <draw:text-box>
            <text:p><text:span text:style-name="T5">KB</text:span></text:p>
          </draw:text-box>
        </draw:frame>
        <draw:measure draw:style-name="gr26" draw:text-style-name="P13" draw:layer="measurelines" svg:x1="5cm" svg:y1="0.5cm" svg:x2="5.2cm" svg:y2="0.5cm">
          <text:p text:style-name="P12"><text:measure text:kind="gap"/><text:measure text:kind="value">0.2</text:measure> <text:measure text:kind="unit">cm</text:measure><text:measure text:kind="gap"/></text:p>
        </draw:measure>
        <draw:measure draw:style-name="gr26" draw:text-style-name="P13" draw:layer="measurelines" svg:x1="6.9cm" svg:y1="0.5cm" svg:x2="6.9cm" svg:y2="0.701cm">
          <text:p text:style-name="P12"><text:measure text:kind="gap"/><text:measure text:kind="value">0.2</text:measure> <text:measure text:kind="unit">cm</text:measure><text:measure text:kind="gap"/></text:p>
        </draw:measure>
      </draw:page>
      <draw:page draw:name="Keys" draw:style-name="dp1" draw:master-page-name="Default">
        <draw:custom-shape draw:style-name="gr4" draw:text-style-name="P2" draw:layer="layout" svg:width="25.4cm" svg:height="8.3cm" svg:x="0.2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1.8cm" svg:height="1.8cm" svg:x="0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0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0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0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4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6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4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4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4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6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6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6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8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0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8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8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8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0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0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0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2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4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2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2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2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4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4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4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6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8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6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8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0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2.4cm" svg:y="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0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2.4cm" svg:y="2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6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6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8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18.4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0.4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8cm" svg:height="1.8cm" svg:x="22.4cm" svg:y="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6cm" svg:height="1.8cm" svg:x="20.4cm" svg:y="6.4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29" draw:text-style-name="P14" draw:layer="layout" svg:width="5.3cm" svg:height="0.7cm" svg:x="4.5cm" svg:y="5.2cm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" draw:text-style-name="P14" draw:layer="layout" svg:width="5.3cm" svg:height="0.7cm" svg:x="4.5cm" svg:y="4.9cm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" draw:text-style-name="P14" draw:layer="layout" svg:width="5.3cm" svg:height="0.7cm" svg:x="4.5cm" svg:y="4.6cm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" draw:text-style-name="P14" draw:layer="layout" svg:width="5.3cm" svg:height="0.7cm" svg:x="4.5cm" svg:y="4.3cm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0" draw:text-style-name="P15" draw:layer="layout" svg:width="2.4cm" svg:height="0.489cm" svg:x="9.9cm" svg:y="5.6cm">
          <draw:text-box>
            <text:p><text:span text:style-name="T6">Bottom plate</text:span></text:p>
          </draw:text-box>
        </draw:frame>
        <draw:custom-shape draw:style-name="gr31" draw:text-style-name="P16" draw:layer="layout" svg:width="5.3cm" svg:height="0.7cm" svg:x="4.5cm" svg:y="4cm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0" draw:text-style-name="P15" draw:layer="layout" svg:width="2.4cm" svg:height="0.489cm" svg:x="9.9cm" svg:y="5.3cm">
          <draw:text-box>
            <text:p><text:span text:style-name="T6">Bottom wall</text:span></text:p>
          </draw:text-box>
        </draw:frame>
        <draw:frame draw:style-name="gr30" draw:text-style-name="P15" draw:layer="layout" svg:width="2.4cm" svg:height="0.489cm" svg:x="9.9cm" svg:y="4.7cm">
          <draw:text-box>
            <text:p><text:span text:style-name="T6">Top wall</text:span></text:p>
          </draw:text-box>
        </draw:frame>
        <draw:frame draw:style-name="gr30" draw:text-style-name="P15" draw:layer="layout" svg:width="2.4cm" svg:height="0.489cm" svg:x="9.9cm" svg:y="5.011cm">
          <draw:text-box>
            <text:p><text:span text:style-name="T6">Perboard holder</text:span></text:p>
          </draw:text-box>
        </draw:frame>
        <draw:frame draw:style-name="gr30" draw:text-style-name="P15" draw:layer="layout" svg:width="2.4cm" svg:height="0.489cm" svg:x="9.9cm" svg:y="4.411cm">
          <draw:text-box>
            <text:p><text:span text:style-name="T6">Top pl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Bitter" svg:font-family="Bitter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8cm" fo:page-height="8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9T20:32:50.745675056</dc:date>
    <meta:editing-duration>PT5H23M16S</meta:editing-duration>
    <meta:editing-cycles>32</meta:editing-cycles>
    <meta:generator>LibreOffice/5.2.0.4$Linux_X86_64 LibreOffice_project/20m0$Build-4</meta:generator>
    <meta:document-statistic meta:object-count="219"/>
  </office:meta>
</office:document-meta>
</file>